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8mm"/>
    </style:style>
    <style:style style:name="co2" style:family="table-column">
      <style:table-column-properties fo:break-before="auto" style:column-width="48.67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34.38mm"/>
    </style:style>
    <style:style style:name="co5" style:family="table-column">
      <style:table-column-properties fo:break-before="auto" style:column-width="37.01mm"/>
    </style:style>
    <style:style style:name="co6" style:family="table-column">
      <style:table-column-properties fo:break-before="auto" style:column-width="27.94mm"/>
    </style:style>
    <style:style style:name="co7" style:family="table-column">
      <style:table-column-properties fo:break-before="auto" style:column-width="35.5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4">
      <style:map style:condition="cell-content()&lt;-2.412" style:apply-style-name="Bad" style:base-cell-address="policy_viz.D2"/>
      <style:map style:condition="cell-content()&gt;2.412" style:apply-style-name="Good" style:base-cell-address="policy_viz.D2"/>
    </style:style>
  </office:automatic-styles>
  <office:body>
    <office:spreadsheet>
      <table:calculation-settings table:use-regular-expressions="false" table:use-wildcards="true"/>
      <table:table table:name="dataset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dropouts_ovn</text:p>
          </table:table-cell>
          <table:table-cell office:value-type="string" calcext:value-type="string">
            <text:p>ms_t_ovn</text:p>
          </table:table-cell>
          <table:table-cell office:value-type="string" calcext:value-type="string">
            <text:p>nc_t_ovn</text:p>
          </table:table-cell>
          <table:table-cell office:value-type="string" calcext:value-type="string">
            <text:p>totalcomments_ovn</text:p>
          </table:table-cell>
          <table:table-cell office:value-type="string" calcext:value-type="string">
            <text:p>totalmembershipstrength_ovn</text:p>
          </table:table-cell>
          <table:table-cell office:value-type="string" calcext:value-type="string">
            <text:p>mgmteffort_o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igh</text:p>
          </table:table-cell>
          <table:table-cell office:value-type="float" office:value="8.35479658926074" calcext:value-type="float">
            <text:p>8.35479658926074</text:p>
          </table:table-cell>
          <table:table-cell office:value-type="float" office:value="24.6248628910056" calcext:value-type="float">
            <text:p>24.6248628910056</text:p>
          </table:table-cell>
          <table:table-cell office:value-type="float" office:value="40.4838661589241" calcext:value-type="float">
            <text:p>40.4838661589241</text:p>
          </table:table-cell>
          <table:table-cell office:value-type="float" office:value="7.50797778477586" calcext:value-type="float">
            <text:p>7.50797778477586</text:p>
          </table:table-cell>
          <table:table-cell office:value-type="float" office:value="8.25238401457634" calcext:value-type="float">
            <text:p>8.25238401457634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ow</text:p>
          </table:table-cell>
          <table:table-cell office:value-type="float" office:value="7.37453258910982" calcext:value-type="float">
            <text:p>7.37453258910982</text:p>
          </table:table-cell>
          <table:table-cell office:value-type="float" office:value="2.48509455696042" calcext:value-type="float">
            <text:p>2.48509455696042</text:p>
          </table:table-cell>
          <table:table-cell office:value-type="float" office:value="5.59135660184185" calcext:value-type="float">
            <text:p>5.59135660184185</text:p>
          </table:table-cell>
          <table:table-cell office:value-type="float" office:value="5.18417371384623" calcext:value-type="float">
            <text:p>5.18417371384623</text:p>
          </table:table-cell>
          <table:table-cell office:value-type="float" office:value="6.71427909381" calcext:value-type="float">
            <text:p>6.71427909381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d</text:p>
          </table:table-cell>
          <table:table-cell office:value-type="float" office:value="8.98322912833463" calcext:value-type="float">
            <text:p>8.98322912833463</text:p>
          </table:table-cell>
          <table:table-cell office:value-type="float" office:value="2.46123889928003" calcext:value-type="float">
            <text:p>2.46123889928003</text:p>
          </table:table-cell>
          <table:table-cell office:value-type="float" office:value="7.29788834416917" calcext:value-type="float">
            <text:p>7.29788834416917</text:p>
          </table:table-cell>
          <table:table-cell office:value-type="float" office:value="6.93223952805814" calcext:value-type="float">
            <text:p>6.93223952805814</text:p>
          </table:table-cell>
          <table:table-cell office:value-type="float" office:value="8.56543263350804" calcext:value-type="float">
            <text:p>8.56543263350804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high</text:p>
          </table:table-cell>
          <table:table-cell office:value-type="float" office:value="5.36558108962952" calcext:value-type="float">
            <text:p>5.36558108962952</text:p>
          </table:table-cell>
          <table:table-cell office:value-type="float" office:value="2.22662618676104" calcext:value-type="float">
            <text:p>2.22662618676104</text:p>
          </table:table-cell>
          <table:table-cell office:value-type="float" office:value="2.46036536235788" calcext:value-type="float">
            <text:p>2.46036536235788</text:p>
          </table:table-cell>
          <table:table-cell office:value-type="float" office:value="3.62805461456385" calcext:value-type="float">
            <text:p>3.62805461456385</text:p>
          </table:table-cell>
          <table:table-cell office:value-type="float" office:value="6.01998320232982" calcext:value-type="float">
            <text:p>6.01998320232982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float" office:value="1.01359410824373" calcext:value-type="float">
            <text:p>1.01359410824373</text:p>
          </table:table-cell>
          <table:table-cell office:value-type="float" office:value="-0.157140239124926" calcext:value-type="float">
            <text:p>-0.157140239124926</text:p>
          </table:table-cell>
          <table:table-cell office:value-type="float" office:value="-1.56780083822525" calcext:value-type="float">
            <text:p>-1.56780083822525</text:p>
          </table:table-cell>
          <table:table-cell office:value-type="float" office:value="5.44125927407745" calcext:value-type="float">
            <text:p>5.44125927407745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d</text:p>
          </table:table-cell>
          <table:table-cell office:value-type="float" office:value="0.585904072429568" calcext:value-type="float">
            <text:p>0.585904072429568</text:p>
          </table:table-cell>
          <table:table-cell office:value-type="float" office:value="0.325981096914808" calcext:value-type="float">
            <text:p>0.325981096914808</text:p>
          </table:table-cell>
          <table:table-cell office:value-type="float" office:value="0.148556766981624" calcext:value-type="float">
            <text:p>0.148556766981624</text:p>
          </table:table-cell>
          <table:table-cell office:value-type="float" office:value="0.0900196815740815" calcext:value-type="float">
            <text:p>0.090019681574082</text:p>
          </table:table-cell>
          <table:table-cell office:value-type="float" office:value="5.79924499516626" calcext:value-type="float">
            <text:p>5.79924499516626</text:p>
          </table:table-cell>
          <table:table-cell office:value-type="string" calcext:value-type="string">
            <text:p>-inf</text:p>
          </table:table-cell>
          <table:table-cell table:number-columns-repeated="4"/>
        </table:table-row>
      </table:table>
      <table:table table:name="policy_viz" table:style-name="ta1">
        <table:table-column table:style-name="co1" table:number-columns-repeated="2" table:default-cell-style-name="ce2"/>
        <table:table-column table:style-name="co9" table:number-columns-repeated="7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1" table:default-cell-style-name="ce2"/>
        <table:table-row table:style-name="ro1">
          <table:table-cell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dropouts_ovn</text:p>
          </table:table-cell>
          <table:table-cell office:value-type="string" calcext:value-type="string">
            <text:p>ms_t_ovn</text:p>
          </table:table-cell>
          <table:table-cell office:value-type="string" calcext:value-type="string">
            <text:p>nc_t_ovn</text:p>
          </table:table-cell>
          <table:table-cell office:value-type="string" calcext:value-type="string">
            <text:p>totalcomments_ovn</text:p>
          </table:table-cell>
          <table:table-cell office:value-type="string" calcext:value-type="string">
            <text:p>totalmembershipstrength_ovn</text:p>
          </table:table-cell>
          <table:table-cell office:value-type="string" calcext:value-type="string">
            <text:p>mgmteffort_ov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6">
            <text:p>False</text:p>
          </table:table-cell>
          <table:table-cell table:style-name="ce4" office:value-type="float" office:value="0.05" calcext:value-type="float" table:number-columns-spanned="1" table:number-rows-spanned="3">
            <text:p>0.05</text:p>
          </table:table-cell>
          <table:table-cell office:value-type="float" office:value="0.1" calcext:value-type="float">
            <text:p>0.10</text:p>
          </table:table-cell>
          <table:table-cell table:style-name="ce5" office:value-type="float" office:value="8.98322912833463" calcext:value-type="float">
            <text:p>8.98</text:p>
          </table:table-cell>
          <table:table-cell table:style-name="ce5" office:value-type="float" office:value="2.46123889928003" calcext:value-type="float">
            <text:p>2.46</text:p>
          </table:table-cell>
          <table:table-cell table:style-name="ce5" office:value-type="float" office:value="7.29788834416917" calcext:value-type="float">
            <text:p>7.30</text:p>
          </table:table-cell>
          <table:table-cell table:style-name="ce5" office:value-type="float" office:value="6.93223952805814" calcext:value-type="float">
            <text:p>6.93</text:p>
          </table:table-cell>
          <table:table-cell table:style-name="ce5" office:value-type="float" office:value="8.56543263350804" calcext:value-type="float">
            <text:p>8.57</text:p>
          </table:table-cell>
          <table:table-cell table:style-name="ce5" office:value-type="float" office:value="-99999998" calcext:value-type="float">
            <text:p>-99,999,998.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.3" calcext:value-type="float">
            <text:p>3.30</text:p>
          </table:table-cell>
          <table:table-cell table:style-name="ce5" office:value-type="float" office:value="7.37453258910982" calcext:value-type="float">
            <text:p>7.37</text:p>
          </table:table-cell>
          <table:table-cell table:style-name="ce5" office:value-type="float" office:value="2.48509455696042" calcext:value-type="float">
            <text:p>2.49</text:p>
          </table:table-cell>
          <table:table-cell table:style-name="ce5" office:value-type="float" office:value="5.59135660184185" calcext:value-type="float">
            <text:p>5.59</text:p>
          </table:table-cell>
          <table:table-cell table:style-name="ce5" office:value-type="float" office:value="5.18417371384623" calcext:value-type="float">
            <text:p>5.18</text:p>
          </table:table-cell>
          <table:table-cell table:style-name="ce5" office:value-type="float" office:value="6.71427909381" calcext:value-type="float">
            <text:p>6.71</text:p>
          </table:table-cell>
          <table:table-cell table:style-name="ce5" office:value-type="float" office:value="-99999999" calcext:value-type="float">
            <text:p>-99,999,999.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.00</text:p>
          </table:table-cell>
          <table:table-cell table:style-name="ce5" office:value-type="float" office:value="8.35479658926074" calcext:value-type="float">
            <text:p>8.35</text:p>
          </table:table-cell>
          <table:table-cell table:style-name="ce5" office:value-type="float" office:value="24.6248628910056" calcext:value-type="float">
            <text:p>24.62</text:p>
          </table:table-cell>
          <table:table-cell table:style-name="ce5" office:value-type="float" office:value="40.4838661589241" calcext:value-type="float">
            <text:p>40.48</text:p>
          </table:table-cell>
          <table:table-cell table:style-name="ce5" office:value-type="float" office:value="7.50797778477586" calcext:value-type="float">
            <text:p>7.51</text:p>
          </table:table-cell>
          <table:table-cell table:style-name="ce5" office:value-type="float" office:value="8.25238401457634" calcext:value-type="float">
            <text:p>8.25</text:p>
          </table:table-cell>
          <table:table-cell table:style-name="ce5" office:value-type="float" office:value="-100000000" calcext:value-type="float">
            <text:p>-100,000,000.00</text:p>
          </table:table-cell>
          <table:table-cell table:number-columns-repeated="1015"/>
        </table:table-row>
        <table:table-row table:style-name="ro1">
          <table:covered-table-cell/>
          <table:table-cell table:style-name="ce3" office:value-type="float" office:value="0.4" calcext:value-type="float" table:number-columns-spanned="1" table:number-rows-spanned="3">
            <text:p>0.40</text:p>
          </table:table-cell>
          <table:table-cell office:value-type="float" office:value="0.1" calcext:value-type="float">
            <text:p>0.10</text:p>
          </table:table-cell>
          <table:table-cell table:style-name="ce5" office:value-type="float" office:value="0.585904072429568" calcext:value-type="float">
            <text:p>0.59</text:p>
          </table:table-cell>
          <table:table-cell table:style-name="ce5" office:value-type="float" office:value="0.325981096914808" calcext:value-type="float">
            <text:p>0.33</text:p>
          </table:table-cell>
          <table:table-cell table:style-name="ce5" office:value-type="float" office:value="0.148556766981624" calcext:value-type="float">
            <text:p>0.15</text:p>
          </table:table-cell>
          <table:table-cell table:style-name="ce5" office:value-type="float" office:value="0.0900196815740815" calcext:value-type="float">
            <text:p>0.09</text:p>
          </table:table-cell>
          <table:table-cell table:style-name="ce5" office:value-type="float" office:value="5.79924499516626" calcext:value-type="float">
            <text:p>5.80</text:p>
          </table:table-cell>
          <table:table-cell table:style-name="ce5" office:value-type="float" office:value="-99999995" calcext:value-type="float">
            <text:p>-99,999,995.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3.3" calcext:value-type="float">
            <text:p>3.3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.01359410824373" calcext:value-type="float">
            <text:p>1.01</text:p>
          </table:table-cell>
          <table:table-cell table:style-name="ce5" office:value-type="float" office:value="-0.157140239124926" calcext:value-type="float">
            <text:p>-0.16</text:p>
          </table:table-cell>
          <table:table-cell table:style-name="ce5" office:value-type="float" office:value="-1.56780083822525" calcext:value-type="float">
            <text:p>-1.57</text:p>
          </table:table-cell>
          <table:table-cell table:style-name="ce5" office:value-type="float" office:value="5.44125927407745" calcext:value-type="float">
            <text:p>5.44</text:p>
          </table:table-cell>
          <table:table-cell table:style-name="ce5" office:value-type="float" office:value="-99999996" calcext:value-type="float">
            <text:p>-99,999,996.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" calcext:value-type="float">
            <text:p>10.00</text:p>
          </table:table-cell>
          <table:table-cell table:style-name="ce5" office:value-type="float" office:value="5.36558108962952" calcext:value-type="float">
            <text:p>5.37</text:p>
          </table:table-cell>
          <table:table-cell table:style-name="ce5" office:value-type="float" office:value="2.22662618676104" calcext:value-type="float">
            <text:p>2.23</text:p>
          </table:table-cell>
          <table:table-cell table:style-name="ce5" office:value-type="float" office:value="2.46036536235788" calcext:value-type="float">
            <text:p>2.46</text:p>
          </table:table-cell>
          <table:table-cell table:style-name="ce5" office:value-type="float" office:value="3.62805461456385" calcext:value-type="float">
            <text:p>3.63</text:p>
          </table:table-cell>
          <table:table-cell table:style-name="ce5" office:value-type="float" office:value="6.01998320232982" calcext:value-type="float">
            <text:p>6.02</text:p>
          </table:table-cell>
          <table:table-cell table:style-name="ce5" office:value-type="float" office:value="-99999997" calcext:value-type="float">
            <text:p>-99,999,997.00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olicy_viz.D2:policy_viz.I7">
            <calcext:condition calcext:apply-style-name="Bad" calcext:value="&lt;-2.412" calcext:base-cell-address="policy_viz.D2"/>
            <calcext:condition calcext:apply-style-name="Good" calcext:value="&gt;2.412" calcext:base-cell-address="policy_viz.D2"/>
          </calcext:conditional-format>
        </calcext:conditional-formats>
      </table:table>
      <table:named-expressions/>
      <table:database-ranges>
        <table:database-range table:name="__Anonymous_Sheet_DB__0" table:target-range-address="dataset.A1:dataset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policy_viz.C5:policy_viz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MacOSX_X86_64 LibreOffice_project/7556cbc6811c9d992f4064ab9287069087d7f62c</meta:generator>
    <dc:date>2017-08-29T17:05:52.165376000</dc:date>
    <dc:creator>Alberto Cottica</dc:creator>
    <meta:editing-duration>PT59M24S</meta:editing-duration>
    <meta:editing-cycles>2</meta:editing-cycles>
    <meta:document-statistic meta:table-count="2" meta:cell-count="117" meta:object-count="0"/>
  </office:meta>
</office:document-meta>
</file>